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Arial1" svg:font-family="Arial" style:font-pitch="variable"/>
    <style:font-face style:name="Calibri1" svg:font-family="Calibri" style:font-pitch="variable"/>
    <style:font-face style:name="Cambria1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3" svg:font-family="'Liberation Sans', Arial" style:font-pitch="variable"/>
    <style:font-face style:name="Liberation Serif1" svg:font-family="'Liberation Serif', 'Times New Roman'" style:font-pitch="variable"/>
    <style:font-face style:name="Lohit Devanagari" svg:font-family="'Lohit Devanagari'" style:font-pitch="variable"/>
    <style:font-face style:name="Noto Sans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OpenSymbol2" svg:font-family="OpenSymbol, 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2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Noto Sans1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Lohit Devanagari3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subtitle">
      <style:graphic-properties draw:fill-color="#ffffff" fo:min-height="12.195cm"/>
      <style:paragraph-properties style:writing-mode="lr-tb"/>
    </style:style>
    <style:style style:name="pr5" style:family="presentation" style:parent-style-name="Vivid2-notes">
      <style:graphic-properties draw:fill-color="#ffffff" fo:min-height="12.464cm"/>
      <style:paragraph-properties style:writing-mode="lr-tb"/>
    </style:style>
    <style:style style:name="pr6" style:family="presentation" style:parent-style-name="Vivid1-title">
      <style:graphic-properties fo:min-height="2.43cm"/>
      <style:paragraph-properties style:writing-mode="lr-tb"/>
    </style:style>
    <style:style style:name="pr7" style:family="presentation" style:parent-style-name="Vivid1-outline1">
      <style:graphic-properties fo:min-height="9.516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r9" style:family="presentation" style:parent-style-name="Vivid2-title">
      <style:graphic-properties fo:min-height="2.43cm"/>
      <style:paragraph-properties style:writing-mode="lr-tb"/>
    </style:style>
    <style:style style:name="pr10" style:family="presentation" style:parent-style-name="Vivid2-outline1">
      <style:graphic-properties fo:min-height="11.04cm"/>
      <style:paragraph-properties style:writing-mode="lr-tb"/>
    </style:style>
    <style:style style:name="pr11" style:family="presentation" style:parent-style-name="Vivid2-subtitle">
      <style:graphic-properties draw:fill-color="#ffffff" fo:min-height="12.191cm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4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1.27cm" fo:margin-right="0cm" fo:text-indent="-0.635cm"/>
    </style:style>
    <style:style style:name="P8" style:family="paragraph">
      <style:paragraph-properties fo:margin-left="0cm" fo:margin-right="0cm" fo:margin-top="0cm" fo:margin-bottom="0.373cm" fo:text-align="start" fo:text-indent="0cm">
        <style:tab-stops/>
      </style:paragraph-properties>
    </style:style>
    <style:style style:name="P9" style:family="paragraph">
      <style:paragraph-properties style:writing-mode="lr-tb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style:writing-mode="lr-tb"/>
      <style:text-properties fo:font-size="30pt"/>
    </style:style>
    <style:style style:name="P11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T1" style:family="text">
      <style:text-properties fo:font-size="27pt"/>
    </style:style>
    <style:style style:name="T2" style:family="text">
      <style:text-properties fo:font-size="40pt"/>
    </style:style>
    <style:style style:name="T3" style:family="text">
      <style:text-properties style:font-name="Arial" style:font-name-complex="Arial" style:font-size-complex="12pt"/>
    </style:style>
    <style:style style:name="T4" style:family="text">
      <style:text-properties style:font-name="Arial" style:font-name-complex="Ari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>
          <draw:text-box>
            <text:p>Clinimetria Postural</text:p>
          </draw:text-box>
        </draw:frame>
        <draw:frame presentation:style-name="pr2" draw:text-style-name="P2" draw:layer="layout" svg:width="25.179cm" svg:height="3.23cm" svg:x="1.29cm" svg:y="10.867cm" presentation:class="subtitle">
          <draw:text-box>
            <text:p><text:span text:style-name="T1">Lucas Menghin Berald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4" draw:layer="layout" svg:width="25.199cm" svg:height="12.195cm" svg:x="1.397cm" svg:y="0.627cm" presentation:class="subtitle">
          <draw:text-box>
            <text:p><text:span text:style-name="T2">Desenvolvimento de um manual para avaliação de um sistema de medição postural em Saúd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Introdução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Ciência complementar de Hasok Chang</text:p>
                <text:list>
                  <text:list-item>
                    <text:p>História e filosofia da ciência de modo complementar à ciência normal</text:p>
                  </text:list-item>
                  <text:list-item>
                    <text:p>Epistemologia da medição</text:p>
                    <text:list>
                      <text:list-item>
                        <text:p>Tecnologia</text:p>
                      </text:list-item>
                      <text:list-item>
                        <text:p>Teleológica</text:p>
                        <text:list>
                          <text:list-item>
                            <text:p>Produzir conhecimentos</text:p>
                          </text:list-item>
                        </text:list>
                      </text:list-item>
                      <text:list-item>
                        <text:p>Epistemológic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Introdução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Epistemologia da medição</text:p>
                <text:list>
                  <text:list-item>
                    <text:p>Coerentismo progressivo</text:p>
                    <text:list>
                      <text:list-item>
                        <text:p>Medições baseadas em um esquema conceitual anterior</text:p>
                      </text:list-item>
                      <text:list-item>
                        <text:p>Medições geram transformações nesse esquema conceitual</text:p>
                      </text:list-item>
                      <text:list-item>
                        <text:p>Progresso</text:p>
                        <text:list>
                          <text:list-item>
                            <text:p>Virtudes epistêmicas</text:p>
                            <text:list>
                              <text:list-item>
                                <text:p>Princípios ontológico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teração Epistêmica</text:p>
                      </text:list-item>
                    </text:list>
                  </text:list-item>
                </text:list>
              </text:list-item>
              <text:list-item>
                <text:p>Medologias de avaliação das propriedades de medição</text:p>
                <text:list>
                  <text:list-item>
                    <text:p>Relação do sistema de medição com o esquema conceitual anterior</text:p>
                  </text:list-item>
                  <text:list-item>
                    <text:p>Permitir transformações nesse esquema conceitua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Objetivos da tese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p text:style-name="P7"><text:span text:style-name="T3">Identificar os m</text:span><text:span text:style-name="T4">étodos aplicados no desenvolvimento e avaliação de sistemas de medição da postura corporal;</text:span></text:p>
            <text:p text:style-name="P7"><text:span text:style-name="T3">Agrupar os métodos identificados a partir de suas características comuns formando metodologias;</text:span></text:p>
            <text:p text:style-name="P7">Analisar os papeis <text:span text:style-name="T3">epistemológicos das metodologias, identificando propriedades clinimétricas;</text:span></text:p>
            <text:p text:style-name="P7">Avaliar a <text:span text:style-name="T3">iteração espistêmica envolvendo as propriedades clinimétricas;</text:span></text:p>
            <text:p text:style-name="P7"><text:span text:style-name="T3">Definir termos e conceitos para as propriedades clinimétricas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>
          <draw:text-box>
            <text:p>Medição da rotação escapular no plano frontal</text:p>
          </draw:text-box>
        </draw:frame>
        <draw:frame presentation:style-name="pr2" draw:text-style-name="P2" draw:layer="layout" svg:width="25.179cm" svg:height="3.23cm" svg:x="1.29cm" svg:y="10.867cm" presentation:class="subtitle">
          <draw:text-box>
            <text:p><text:span text:style-name="T1">Estudo pilot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Seleção das fontes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Lucas Menghin Beraldo e Paula Andryelly Gomes Giendruczak</text:p>
              </text:list-item>
              <text:list-item>
                <text:p>Estudos de avaliação ou desenvolvimento de sistemas de medição da rotação escapular no plano frontal</text:p>
              </text:list-item>
              <text:list-item>
                <text:p>Busca</text:p>
                <text:list>
                  <text:list-item>
                    <text:p>Saúde</text:p>
                  </text:list-item>
                  <text:list-item>
                    <text:p>Pubmed, Embase, Lilacs</text:p>
                  </text:list-item>
                </text:list>
              </text:list-item>
              <text:list-item>
                <text:p>Chave de busca</text:p>
                <text:list>
                  <text:list-item>
                    <text:p>Revisada por por uma bibliotecária</text:p>
                    <text:list>
                      <text:list-item>
                        <text:p>Ana Cristina de Freitas Griebler (ESEFID/UFRG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Seleção das fontes<text:tab/>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Exportação das buscas nas bases (n=2128)</text:p>
              </text:list-item>
              <text:list-item>
                <text:p>Rayyan</text:p>
                <text:list>
                  <text:list-item>
                    <text:p>Remoções das duplicatas (n=1274)</text:p>
                  </text:list-item>
                  <text:list-item>
                    <text:p>Seleção cegada das fontes</text:p>
                    <text:list>
                      <text:list-item>
                        <text:p>Leitura de títulos e resumos (n=152)</text:p>
                      </text:list-item>
                      <text:list-item>
                        <text:p>Acesso ao texto completo (n=68)</text:p>
                      </text:list-item>
                    </text:list>
                  </text:list-item>
                  <text:list-item>
                    <text:p>Exportadas para o Zoter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1" presentation:use-date-time-name="dtd1">
        <office:forms form:automatic-focus="false" form:apply-design-mode="false"/>
        <draw:frame presentation:style-name="pr9" draw:text-style-name="P1" draw:layer="layout" svg:width="25.199cm" svg:height="2.63cm" svg:x="1.397cm" svg:y="0.627cm" presentation:class="title">
          <draw:text-box>
            <text:p text:style-name="P8"><text:span text:style-name="T2">Presença de estudos alheios à Saúde</text:span></text:p>
          </draw:text-box>
        </draw:frame>
        <draw:frame presentation:style-name="pr10" draw:text-style-name="P9" draw:layer="layout" svg:width="25.275cm" svg:height="11.24cm" svg:x="1.397cm" svg:y="3.81cm" presentation:class="outline">
          <draw:text-box>
            <text:list text:style-name="L2">
              <text:list-item>
                <text:p><text:span text:style-name="T5">Focados em análises gráficas sem testes estatísticos</text:span></text:p>
              </text:list-item>
              <text:list-item>
                <text:p><text:span text:style-name="T5">Definição de conceitos básicos (localização da escápula)</text:span></text:p>
              </text:list-item>
              <text:list-item>
                <text:p><text:span text:style-name="T5">Utilização de álgebra matricial para justificar os trabalhos</text:span></text:p>
              </text:list-item>
              <text:list-item>
                <text:p><text:span text:style-name="T5">Intuição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32" presentation:use-date-time-name="dtd1">
        <office:forms form:automatic-focus="false" form:apply-design-mode="false"/>
        <draw:frame presentation:style-name="pr11" draw:text-style-name="P10" draw:layer="layout" svg:width="25.199cm" svg:height="12.191cm" svg:x="1.397cm" svg:y="1.752cm" presentation:class="subtitle" presentation:user-transformed="true">
          <draw:text-box>
            <text:p><text:span text:style-name="T6">Objetivo</text:span></text:p>
            <text:p><text:span text:style-name="T6"/></text:p>
            <text:p><text:span text:style-name="T6">Identificar trabalhos alheios à comunidade de pesquisadores da Saúd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2.63cm" svg:x="1.397cm" svg:y="0.252cm" presentation:class="title">
          <draw:text-box>
            <text:p>Métodos</text:p>
          </draw:text-box>
        </draw:frame>
        <draw:frame presentation:style-name="pr7" draw:layer="layout" svg:width="25.061cm" svg:height="9.716cm" svg:x="1.397cm" svg:y="4cm" presentation:class="outline">
          <draw:text-box>
            <text:list text:style-name="L2">
              <text:list-item>
                <text:p>Identificar as revistas das citações realizadas pelas fontes.</text:p>
                <text:list>
                  <text:list-item>
                    <text:p>Exportação automática?</text:p>
                  </text:list-item>
                </text:list>
              </text:list-item>
              <text:list-item>
                <text:p>Localizar as citações às fontes</text:p>
                <text:list>
                  <text:list-item>
                    <text:p>Identificar as revistas onde as citações foram feitas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4T3" presentation:use-date-time-name="dtd1">
        <office:forms form:automatic-focus="false" form:apply-design-mode="false"/>
        <draw:frame presentation:style-name="pr6" draw:layer="layout" svg:width="25.199cm" svg:height="2.63cm" svg:x="1.397cm" svg:y="0.252cm" presentation:class="title">
          <draw:text-box>
            <text:p>Análise de Redes</text:p>
          </draw:text-box>
        </draw:frame>
        <draw:frame presentation:style-name="pr7" draw:layer="layout" svg:width="12.229cm" svg:height="9.716cm" svg:x="1.397cm" svg:y="4cm" presentation:class="outline">
          <draw:text-box>
            <text:list text:style-name="L2">
              <text:list-item>
                <text:p>Opção 1</text:p>
                <text:list>
                  <text:list-item>
                    <text:p>Nós: fontes</text:p>
                  </text:list-item>
                  <text:list-item>
                    <text:p>Laços: citação mútua de/por uma mesma revista</text:p>
                  </text:list-item>
                </text:list>
              </text:list-item>
            </text:list>
          </draw:text-box>
        </draw:frame>
        <draw:frame presentation:style-name="pr7" draw:layer="layout" svg:width="12.229cm" svg:height="9.716cm" svg:x="14.239cm" svg:y="4cm" presentation:class="outline">
          <draw:text-box>
            <text:list text:style-name="L2">
              <text:list-item>
                <text:p>Opção 2</text:p>
                <text:list>
                  <text:list-item>
                    <text:p>Nós: fontes e as revistas</text:p>
                  </text:list-item>
                  <text:list-item>
                    <text:p>Laços direcionados: revistas citadas pelas fontes; fontes citadas nas revista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Arial1" svg:font-family="Arial" style:font-pitch="variable"/>
    <style:font-face style:name="Calibri1" svg:font-family="Calibri" style:font-pitch="variable"/>
    <style:font-face style:name="Cambria1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3" svg:font-family="'Liberation Sans', Arial" style:font-pitch="variable"/>
    <style:font-face style:name="Liberation Serif1" svg:font-family="'Liberation Serif', 'Times New Roman'" style:font-pitch="variable"/>
    <style:font-face style:name="Lohit Devanagari" svg:font-family="'Lohit Devanagari'" style:font-pitch="variable"/>
    <style:font-face style:name="Noto Sans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OpenSymbol2" svg:font-family="OpenSymbol, 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2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Noto Sans1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Lohit Devanagari3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style:font-name="Arial" fo:font-family="Arial" style:font-family-generic="roman" style:font-pitch="variable" fo:font-size="12pt" fo:language="pt" fo:country="BR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Título_20_1" style:display-name="Título 1" style:family="graphic">
      <style:paragraph-properties fo:margin-left="0cm" fo:margin-right="0cm" fo:margin-top="0.374cm" fo:margin-bottom="0cm" fo:line-height="150%" fo:text-align="justify" fo:text-indent="2.207cm" style:text-autospace="none" style:writing-mode="lr-tb"/>
      <style:text-properties fo:text-transform="uppercase" style:font-name="Arial" fo:font-family="Arial" style:font-family-generic="roman" style:font-pitch="variable" fo:font-size="12pt" fo:font-weight="bold" style:font-name-asian="DejaVu Sans1" style:font-family-asian="'DejaVu Sans'" style:font-pitch-asian="variable" style:font-size-asian="14pt" style:font-weight-asian="bold"/>
    </style:style>
    <style:style style:name="Título_20_2" style:display-name="Título 2" style:family="graphic">
      <style:paragraph-properties fo:margin-left="1.799cm" fo:margin-right="0cm" fo:margin-top="0.374cm" fo:margin-bottom="0cm" fo:line-height="150%" fo:text-align="justify" fo:text-indent="-1.799cm" style:text-autospace="none" style:writing-mode="lr-tb"/>
      <style:text-properties fo:font-variant="normal" fo:text-transform="none" style:font-name="Arial" fo:font-family="Arial" style:font-family-generic="roman" style:font-pitch="variable" fo:font-size="12pt" fo:font-weight="bold" style:font-name-asian="DejaVu Sans1" style:font-family-asian="'DejaVu Sans'" style:font-pitch-asian="variable" style:font-size-asian="13pt" style:font-weight-asian="normal"/>
    </style:style>
    <style:style style:name="Título_20_3" style:display-name="Título 3" style:family="graphic">
      <style:paragraph-properties fo:margin-left="0cm" fo:margin-right="0cm" fo:margin-top="0.374cm" fo:margin-bottom="0cm" fo:line-height="150%" fo:text-align="justify" fo:text-indent="0cm" style:text-autospace="none" style:writing-mode="lr-tb"/>
      <style:text-properties fo:font-variant="normal" fo:text-transform="none" style:font-name="Arial" fo:font-family="Arial" style:font-family-generic="roman" style:font-pitch="variable" fo:font-size="12pt" fo:font-style="italic" fo:font-weight="normal" style:font-name-asian="DejaVu Sans1" style:font-family-asian="'DejaVu Sans'" style:font-pitch-asian="variable" style:font-size-asian="13pt" style:font-weight-asian="bold"/>
    </style:style>
    <style:style style:name="Título_20_4" style:display-name="Título 4" style:family="graphic">
      <style:paragraph-properties fo:margin-left="0cm" fo:margin-right="0cm" fo:margin-top="0.623cm" fo:margin-bottom="0cm" fo:line-height="150%" fo:text-align="justify" fo:text-indent="0cm" style:text-autospace="none" style:writing-mode="lr-tb"/>
      <style:text-properties fo:font-variant="normal" fo:text-transform="none" style:font-name="Arial" fo:font-family="Arial" style:font-family-generic="roman" style:font-pitch="variable" fo:font-size="12pt" fo:font-style="italic" fo:font-weight="normal" style:font-name-asian="DejaVu Sans1" style:font-family-asian="'DejaVu Sans'" style:font-pitch-asian="variable" style:font-size-asian="13pt" style:font-style-asian="italic" style:font-weight-asian="normal"/>
    </style:style>
    <style:style style:name="Título_20_5" style:display-name="Título 5" style:family="graphic">
      <style:paragraph-properties fo:margin-left="0cm" fo:margin-right="0cm" fo:margin-top="0.623cm" fo:margin-bottom="0cm" fo:line-height="150%" fo:text-align="justify" fo:text-indent="0cm" style:text-autospace="none" style:writing-mode="lr-tb"/>
      <style:text-properties fo:font-variant="normal" fo:text-transform="none" style:font-name="Arial" fo:font-family="Arial" style:font-family-generic="roman" style:font-pitch="variable" fo:font-size="12pt" fo:font-style="italic" fo:font-weight="normal" style:font-name-asian="DejaVu Sans1" style:font-family-asian="'DejaVu Sans'" style:font-pitch-asian="variable" style:font-size-asian="13pt" style:font-style-asian="italic" style:font-weight-asian="bold"/>
    </style:style>
    <style:style style:name="Título_20_6" style:display-name="Título 6" style:family="graphic">
      <style:paragraph-properties fo:margin-left="0cm" fo:margin-right="0cm" fo:margin-top="0cm" fo:margin-bottom="0cm" fo:line-height="113%" fo:text-align="justify" fo:text-indent="2.207cm" style:text-autospace="none" style:writing-mode="lr-tb"/>
      <style:text-properties fo:color="#7f7f7f" style:font-name="Cambria" fo:font-family="Cambria" style:font-family-generic="roman" style:font-pitch="variable" fo:font-size="12pt" fo:font-style="italic" fo:font-weight="bold" style:font-name-asian="DejaVu Sans1" style:font-family-asian="'DejaVu Sans'" style:font-pitch-asian="variable" style:font-style-asian="italic" style:font-weight-asian="bold"/>
    </style:style>
    <style:style style:name="Título_20_7" style:display-name="Título 7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Cambria" fo:font-family="Cambria" style:font-family-generic="roman" style:font-pitch="variable" fo:font-size="12pt" fo:font-style="italic" style:font-name-asian="DejaVu Sans1" style:font-family-asian="'DejaVu Sans'" style:font-pitch-asian="variable" style:font-style-asian="italic"/>
    </style:style>
    <style:style style:name="Título_20_8" style:display-name="Título 8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Cambria" fo:font-family="Cambria" style:font-family-generic="roman" style:font-pitch="variable" fo:font-size="10pt" style:font-name-asian="DejaVu Sans1" style:font-family-asian="'DejaVu Sans'" style:font-pitch-asian="variable" style:font-size-asian="10pt"/>
    </style:style>
    <style:style style:name="Título_20_9" style:display-name="Título 9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Cambria" fo:font-family="Cambria" style:font-family-generic="roman" style:font-pitch="variable" fo:font-size="10pt" fo:letter-spacing="0.009cm" fo:font-style="italic" style:font-name-asian="DejaVu Sans1" style:font-family-asian="'DejaVu Sans'" style:font-pitch-asian="variable" style:font-size-asian="10pt" style:font-style-asian="italic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eres_20_da_20_nota_20_de_20_rodapé" style:display-name="Caracteres da nota de rodapé" style:family="graphic">
      <style:paragraph-properties style:text-autospace="none"/>
    </style:style>
    <style:style style:name="Ligação_20_de_20_índice" style:display-name="Ligação de índice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gação_20_de_20_Internet" style:display-name="Ligação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fo:font-size="10pt" style:font-size-asian="10pt" style:font-size-complex="10pt"/>
    </style:style>
    <style:style style:name="Assunto_20_do_20_comentário_20_Char" style:display-name="Assunto do comentário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Texto_20_de_20_comentário_20_Char" style:display-name="Texto de comentário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style="italic" style:font-style-asian="italic" style:font-style-complex="italic"/>
    </style:style>
    <style:style style:name="Intense_20_Reference" style:display-name="Intense Reference" style:family="graphic">
      <style:paragraph-properties style:text-autospace="none"/>
      <style:text-properties fo:font-variant="small-caps" fo:letter-spacing="0.009cm" style:text-underline-style="solid" style:text-underline-width="auto" style:text-underline-color="font-color"/>
    </style:style>
    <style:style style:name="Subtle_20_Reference" style:display-name="Subtle Reference" style:family="graphic">
      <style:paragraph-properties style:text-autospace="none"/>
      <style:text-properties fo:font-variant="small-caps" style:font-name="Arial" fo:font-family="Arial" style:font-family-generic="roman" style:font-pitch="variable" fo:font-size="12pt" style:font-name-complex="Arial" style:font-family-complex="Arial" style:font-family-generic-complex="roman" style:font-pitch-complex="variable"/>
    </style:style>
    <style:style style:name="Intense_20_Emphasis" style:display-name="Intense Emphasis" style:family="graphic">
      <style:paragraph-properties style:text-autospace="none"/>
      <style:text-properties fo:font-weight="bold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font-style="italic" style:font-style-asian="italic" style:font-style-complex="italic"/>
    </style:style>
    <style:style style:name="Citação_20_Intensa_20_Char" style:display-name="Citação Intensa Char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itação_20_Char" style:display-name="Citação Char" style:family="graphic">
      <style:paragraph-properties style:text-autospace="none"/>
      <style:text-properties style:font-name="Arial" fo:font-family="Arial" style:font-family-generic="roman" style:font-pitch="variable" fo:font-size="10pt" style:font-name-complex="Arial" style:font-family-complex="Arial" style:font-family-generic-complex="roman" style:font-pitch-complex="variable" style:font-style-complex="italic"/>
    </style:style>
    <style:style style:name="Ênfase" style:family="graphic">
      <style:paragraph-properties style:text-autospace="none"/>
      <style:text-properties fo:letter-spacing="0.018cm" fo:font-style="italic" fo:font-weight="bold" style:font-style-asian="italic" style:font-weight-asian="bold" style:font-style-complex="italic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Subtítulo_20_Char" style:display-name="Subtítulo Char" style:family="graphic">
      <style:paragraph-properties style:text-autospace="none"/>
      <style:text-properties style:font-name="Cambria" fo:font-family="Cambria" style:font-family-generic="roman" style:font-pitch="variable" fo:font-size="12pt" fo:letter-spacing="0.023cm" fo:font-style="italic" style:font-name-asian="DejaVu Sans1" style:font-family-asian="'DejaVu Sans'" style:font-pitch-asian="variable" style:font-size-asian="12pt" style:font-style-asian="italic"/>
    </style:style>
    <style:style style:name="Título_20_Char" style:display-name="Título Char" style:family="graphic">
      <style:paragraph-properties style:text-autospace="none"/>
      <style:text-properties fo:text-transform="uppercase" style:font-name="Arial" fo:font-family="Arial" style:font-family-generic="roman" style:font-pitch="variable" fo:font-size="14pt" fo:letter-spacing="0.009cm" fo:font-weight="bold" style:font-name-asian="DejaVu Sans1" style:font-family-asian="'DejaVu Sans'" style:font-pitch-asian="variable" style:font-size-asian="26pt"/>
    </style:style>
    <style:style style:name="Título_20_9_20_Char" style:display-name="Título 9 Char" style:family="graphic">
      <style:paragraph-properties style:text-autospace="none"/>
      <style:text-properties style:font-name="Cambria" fo:font-family="Cambria" style:font-family-generic="roman" style:font-pitch="variable" fo:font-size="10pt" fo:letter-spacing="0.009cm" fo:font-style="italic" style:font-name-asian="DejaVu Sans1" style:font-family-asian="'DejaVu Sans'" style:font-pitch-asian="variable" style:font-size-asian="10pt" style:font-style-asian="italic"/>
    </style:style>
    <style:style style:name="Título_20_8_20_Char" style:display-name="Título 8 Char" style:family="graphic">
      <style:paragraph-properties style:text-autospace="none"/>
      <style:text-properties style:font-name="Cambria" fo:font-family="Cambria" style:font-family-generic="roman" style:font-pitch="variable" fo:font-size="10pt" style:font-name-asian="DejaVu Sans1" style:font-family-asian="'DejaVu Sans'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mbria" fo:font-family="Cambria" style:font-family-generic="roman" style:font-pitch="variable" fo:font-size="12pt" fo:font-style="italic" style:font-name-asian="DejaVu Sans1" style:font-family-asian="'DejaVu Sans'" style:font-pitch-asian="variable" style:font-style-asian="italic"/>
    </style:style>
    <style:style style:name="Título_20_6_20_Char" style:display-name="Título 6 Char" style:family="graphic">
      <style:paragraph-properties style:text-autospace="none"/>
      <style:text-properties fo:color="#7f7f7f" style:font-name="Cambria" fo:font-family="Cambria" style:font-family-generic="roman" style:font-pitch="variable" fo:font-size="12pt" fo:font-style="italic" fo:font-weight="bold" style:font-name-asian="DejaVu Sans1" style:font-family-asian="'DejaVu Sans'" style:font-pitch-asian="variable" style:font-style-asian="italic" style:font-weight-asian="bold"/>
    </style:style>
    <style:style style:name="Título_20_5_20_Char" style:display-name="Título 5 Ch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DejaVu Sans1" style:font-family-asian="'DejaVu Sans'" style:font-pitch-asian="variable" style:font-size-asian="13pt" style:font-style-asian="italic" style:font-weight-asian="bold"/>
    </style:style>
    <style:style style:name="Título_20_4_20_Char" style:display-name="Título 4 Ch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DejaVu Sans1" style:font-family-asian="'DejaVu Sans'" style:font-pitch-asian="variable" style:font-size-asian="13pt" style:font-style-asian="italic"/>
    </style:style>
    <style:style style:name="Título_20_3_20_Char" style:display-name="Título 3 Ch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DejaVu Sans1" style:font-family-asian="'DejaVu Sans'" style:font-pitch-asian="variable" style:font-size-asian="13pt" style:font-weight-asian="bold"/>
    </style:style>
    <style:style style:name="Título_20_2_20_Char" style:display-name="Título 2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DejaVu Sans1" style:font-family-asian="'DejaVu Sans'" style:font-pitch-asian="variable" style:font-size-asian="13pt"/>
    </style:style>
    <style:style style:name="Título_20_1_20_Char" style:display-name="Título 1 Char" style:family="graphic">
      <style:paragraph-properties style:text-autospace="none"/>
      <style:text-properties fo:text-transform="uppercase" style:font-name="Arial" fo:font-family="Arial" style:font-family-generic="roman" style:font-pitch="variable" fo:font-size="12pt" fo:font-weight="bold" style:font-name-asian="DejaVu Sans1" style:font-family-asian="'DejaVu Sans'" style:font-pitch-asian="variable" style:font-size-asian="14pt" style:font-weight-asian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Somente_20_título_7e_LT_7e_Hintergrund" style:display-name="Somente título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Somente_20_título_7e_LT_7e_Hintergrundobjekte" style:display-name="Somente título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Somente_20_título_7e_LT_7e_Notizen" style:display-name="Somente títul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Somente_20_título_7e_LT_7e_Untertitel" style:display-name="Somente títul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Somente_20_título_7e_LT_7e_Titel" style:display-name="Somente título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Somente_20_título_7e_LT_7e_Gliederung_20_9" style:display-name="Somente títul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omente_20_título_7e_LT_7e_Gliederung_20_8" style:display-name="Somente títul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omente_20_título_7e_LT_7e_Gliederung_20_7" style:display-name="Somente títul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omente_20_título_7e_LT_7e_Gliederung_20_6" style:display-name="Somente títul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omente_20_título_7e_LT_7e_Gliederung_20_5" style:display-name="Somente títul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omente_20_título_7e_LT_7e_Gliederung_20_4" style:display-name="Somente títul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omente_20_título_7e_LT_7e_Gliederung_20_3" style:display-name="Somente títul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omente_20_título_7e_LT_7e_Gliederung_20_2" style:display-name="Somente títul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omente_20_título_7e_LT_7e_Gliederung_20_1" style:display-name="Somente título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Hintergrund" style:display-name="Título e conteúdo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Título_20_e_20_conteúdo_7e_LT_7e_Hintergrundobjekte" style:display-name="Título e conteúdo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Título_20_e_20_conteúdo_7e_LT_7e_Notizen" style:display-name="Título e conteúd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Untertitel" style:display-name="Título e conteúd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Titel" style:display-name="Título e conteúdo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Gliederung_20_9" style:display-name="Título e conteúd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Título_20_e_20_conteúdo_7e_LT_7e_Gliederung_20_8" style:display-name="Título e conteúd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Título_20_e_20_conteúdo_7e_LT_7e_Gliederung_20_7" style:display-name="Título e conteúd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Título_20_e_20_conteúdo_7e_LT_7e_Gliederung_20_6" style:display-name="Título e conteúd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Título_20_e_20_conteúdo_7e_LT_7e_Gliederung_20_5" style:display-name="Título e conteúd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Título_20_e_20_conteúdo_7e_LT_7e_Gliederung_20_4" style:display-name="Título e conteúd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Título_20_e_20_conteúdo_7e_LT_7e_Gliederung_20_3" style:display-name="Título e conteúd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Título_20_e_20_conteúdo_7e_LT_7e_Gliederung_20_2" style:display-name="Título e conteúd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Título_20_e_20_conteúdo_7e_LT_7e_Gliederung_20_1" style:display-name="Título e conteúdo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Hintergrund" style:display-name="Cabeçalho da Seção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Cabeçalho_20_da_20_Seção_7e_LT_7e_Hintergrundobjekte" style:display-name="Cabeçalho da Seção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Cabeçalho_20_da_20_Seção_7e_LT_7e_Notizen" style:display-name="Cabeçalho da Seçã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Untertitel" style:display-name="Cabeçalho da Seçã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Titel" style:display-name="Cabeçalho da Seção~LT~Titel" style:family="graphic">
      <style:paragraph-properties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Gliederung_20_9" style:display-name="Cabeçalho da Seçã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Cabeçalho_20_da_20_Seção_7e_LT_7e_Gliederung_20_8" style:display-name="Cabeçalho da Seçã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Cabeçalho_20_da_20_Seção_7e_LT_7e_Gliederung_20_7" style:display-name="Cabeçalho da Seçã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Cabeçalho_20_da_20_Seção_7e_LT_7e_Gliederung_20_6" style:display-name="Cabeçalho da Seçã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Cabeçalho_20_da_20_Seção_7e_LT_7e_Gliederung_20_5" style:display-name="Cabeçalho da Seçã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Cabeçalho_20_da_20_Seção_7e_LT_7e_Gliederung_20_4" style:display-name="Cabeçalho da Seçã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Cabeçalho_20_da_20_Seção_7e_LT_7e_Gliederung_20_3" style:display-name="Cabeçalho da Seçã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Cabeçalho_20_da_20_Seção_7e_LT_7e_Gliederung_20_2" style:display-name="Cabeçalho da Seçã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Cabeçalho_20_da_20_Seção_7e_LT_7e_Gliederung_20_1" style:display-name="Cabeçalho da Seção~LT~Gliederung 1" style:family="graphic">
      <style:paragraph-properties fo:margin-top="0.8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Slide_20_de_20_título_7e_LT_7e_Hintergrund" style:display-name="Slide de título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Slide_20_de_20_título_7e_LT_7e_Hintergrundobjekte" style:display-name="Slide de título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Slide_20_de_20_título_7e_LT_7e_Notizen" style:display-name="Slide de títul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Slide_20_de_20_título_7e_LT_7e_Untertitel" style:display-name="Slide de títul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Slide_20_de_20_título_7e_LT_7e_Titel" style:display-name="Slide de título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Slide_20_de_20_título_7e_LT_7e_Gliederung_20_9" style:display-name="Slide de títul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lide_20_de_20_título_7e_LT_7e_Gliederung_20_8" style:display-name="Slide de títul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lide_20_de_20_título_7e_LT_7e_Gliederung_20_7" style:display-name="Slide de títul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lide_20_de_20_título_7e_LT_7e_Gliederung_20_6" style:display-name="Slide de títul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lide_20_de_20_título_7e_LT_7e_Gliederung_20_5" style:display-name="Slide de títul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lide_20_de_20_título_7e_LT_7e_Gliederung_20_4" style:display-name="Slide de títul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lide_20_de_20_título_7e_LT_7e_Gliederung_20_3" style:display-name="Slide de títul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lide_20_de_20_título_7e_LT_7e_Gliederung_20_2" style:display-name="Slide de títul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Slide_20_de_20_título_7e_LT_7e_Gliederung_20_1" style:display-name="Slide de título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text-emphasize="none"/>
    </style:style>
    <style:style style:name="Bibliografia_20_1" style:display-name="Bibliografia 1" style:family="graphic">
      <style:paragraph-properties fo:margin-left="0cm" fo:margin-right="0cm" fo:margin-top="0.741cm" fo:margin-bottom="0.741cm" fo:line-height="100%" fo:text-align="justify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name-asian="Lohit Devanagari2" style:font-family-asian="'Lohit Devanagari'"/>
    </style:style>
    <style:style style:name="Índice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Arial" fo:font-family="Arial" style:font-family-generic="roman" style:font-pitch="variable" fo:font-size="12pt" style:font-name-asian="Lohit Devanagari2" style:font-family-asian="'Lohit Devanagari'"/>
    </style:style>
    <style:style style:name="Título_20_do_20_conteúdo" style:display-name="Título do conteúdo" style:family="graphic">
      <style:paragraph-properties fo:margin-left="0cm" fo:margin-right="0cm" fo:margin-top="0.746cm" fo:margin-bottom="0.374cm" fo:line-height="150%" fo:text-align="justify" fo:text-indent="0cm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Título_20_do_20_índice" style:display-name="Título do índice" style:family="graphic">
      <style:paragraph-properties fo:margin-left="0cm" fo:margin-right="0cm" fo:margin-top="0.746cm" fo:margin-bottom="0.374cm" fo:line-height="150%" fo:text-align="justify" fo:text-indent="0cm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Conteúdo_20_9" style:display-name="Conteúdo 9" style:family="graphic">
      <style:paragraph-properties fo:margin-left="5.974cm" fo:margin-right="0cm" fo:margin-top="0cm" fo:margin-bottom="0cm" fo:line-height="150%" fo:text-align="start" fo:text-indent="2.207cm" style:text-autospace="none" style:writing-mode="lr-tb"/>
      <style:text-properties style:font-name="Calibri" fo:font-family="Calibri" style:font-family-generic="roman" style:font-pitch="variable" fo:font-size="9pt" style:font-name-complex="Calibri" style:font-family-complex="Calibri" style:font-family-generic-complex="roman" style:font-pitch-complex="variable" style:font-size-complex="9pt"/>
    </style:style>
    <style:style style:name="Conteúdo_20_8" style:display-name="Conteúdo 8" style:family="graphic">
      <style:paragraph-properties fo:margin-left="5.226cm" fo:margin-right="0cm" fo:margin-top="0cm" fo:margin-bottom="0cm" fo:line-height="150%" fo:text-align="start" fo:text-indent="2.207cm" style:text-autospace="none" style:writing-mode="lr-tb"/>
      <style:text-properties style:font-name="Calibri" fo:font-family="Calibri" style:font-family-generic="roman" style:font-pitch="variable" fo:font-size="9pt" style:font-name-complex="Calibri" style:font-family-complex="Calibri" style:font-family-generic-complex="roman" style:font-pitch-complex="variable" style:font-size-complex="9pt"/>
    </style:style>
    <style:style style:name="Conteúdo_20_7" style:display-name="Conteúdo 7" style:family="graphic">
      <style:paragraph-properties fo:margin-left="4.48cm" fo:margin-right="0cm" fo:margin-top="0cm" fo:margin-bottom="0cm" fo:line-height="150%" fo:text-align="start" fo:text-indent="2.207cm" style:text-autospace="none" style:writing-mode="lr-tb"/>
      <style:text-properties style:font-name="Calibri" fo:font-family="Calibri" style:font-family-generic="roman" style:font-pitch="variable" fo:font-size="9pt" style:font-name-complex="Calibri" style:font-family-complex="Calibri" style:font-family-generic-complex="roman" style:font-pitch-complex="variable" style:font-size-complex="9pt"/>
    </style:style>
    <style:style style:name="Conteúdo_20_6" style:display-name="Conteúdo 6" style:family="graphic">
      <style:paragraph-properties fo:margin-left="3.734cm" fo:margin-right="0cm" fo:margin-top="0cm" fo:margin-bottom="0cm" fo:line-height="150%" fo:text-align="start" fo:text-indent="2.207cm" style:text-autospace="none" style:writing-mode="lr-tb"/>
      <style:text-properties style:font-name="Calibri" fo:font-family="Calibri" style:font-family-generic="roman" style:font-pitch="variable" fo:font-size="9pt" style:font-name-complex="Calibri" style:font-family-complex="Calibri" style:font-family-generic-complex="roman" style:font-pitch-complex="variable" style:font-size-complex="9pt"/>
    </style:style>
    <style:style style:name="Conteúdo_20_5" style:display-name="Conteúdo 5" style:family="graphic">
      <style:paragraph-properties fo:margin-left="2.986cm" fo:margin-right="0cm" fo:margin-top="0cm" fo:margin-bottom="0cm" fo:line-height="150%" fo:text-align="start" fo:text-indent="2.207cm" style:text-autospace="none" style:writing-mode="lr-tb"/>
      <style:text-properties style:font-name="Calibri" fo:font-family="Calibri" style:font-family-generic="roman" style:font-pitch="variable" fo:font-size="9pt" style:font-name-complex="Calibri" style:font-family-complex="Calibri" style:font-family-generic-complex="roman" style:font-pitch-complex="variable" style:font-size-complex="9pt"/>
    </style:style>
    <style:style style:name="Conteúdo_20_4" style:display-name="Conteúdo 4" style:family="graphic">
      <style:paragraph-properties fo:margin-left="2.24cm" fo:margin-right="0cm" fo:margin-top="0cm" fo:margin-bottom="0cm" fo:line-height="150%" fo:text-align="start" fo:text-indent="2.207cm" style:text-autospace="none" style:writing-mode="lr-tb"/>
      <style:text-properties style:font-name="Calibri" fo:font-family="Calibri" style:font-family-generic="roman" style:font-pitch="variable" fo:font-size="9pt" style:font-name-complex="Calibri" style:font-family-complex="Calibri" style:font-family-generic-complex="roman" style:font-pitch-complex="variable" style:font-size-complex="9pt"/>
    </style:style>
    <style:style style:name="Conteúdo_20_3" style:display-name="Conteúdo 3" style:family="graphic">
      <style:paragraph-properties fo:margin-left="1.494cm" fo:margin-right="0cm" fo:margin-top="0cm" fo:margin-bottom="0cm" fo:line-height="150%" fo:text-align="start" fo:text-indent="2.207cm" style:text-autospace="none" style:writing-mode="lr-tb"/>
      <style:text-properties style:font-name="Calibri" fo:font-family="Calibri" style:font-family-generic="roman" style:font-pitch="variable" fo:font-size="10pt" fo:font-style="italic" style:font-name-complex="Calibri" style:font-family-complex="Calibri" style:font-family-generic-complex="roman" style:font-pitch-complex="variable" style:font-size-complex="10pt" style:font-style-complex="italic"/>
    </style:style>
    <style:style style:name="Conteúdo_20_2" style:display-name="Conteúdo 2" style:family="graphic">
      <style:paragraph-properties fo:margin-left="0.746cm" fo:margin-right="0cm" fo:margin-top="0cm" fo:margin-bottom="0cm" fo:line-height="150%" fo:text-align="start" fo:text-indent="2.207cm" style:text-autospace="none" style:writing-mode="lr-tb"/>
      <style:text-properties fo:font-variant="small-caps"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 style:font-size-complex="10pt"/>
    </style:style>
    <style:style style:name="Conteúdo_20_1" style:display-name="Conteúdo 1" style:family="graphic">
      <style:paragraph-properties fo:margin-left="0cm" fo:margin-right="0cm" fo:margin-top="0.374cm" fo:margin-bottom="0.374cm" fo:line-height="150%" fo:text-align="start" fo:text-indent="2.207cm" style:text-autospace="none" style:writing-mode="lr-tb"/>
      <style:text-properties fo:text-transform="uppercase" style:font-name="Calibri" fo:font-family="Calibri" style:font-family-generic="roman" style:font-pitch="variable" fo:font-size="10pt" fo:font-weight="bold" style:font-name-complex="Calibri" style:font-family-complex="Calibri" style:font-family-generic-complex="roman" style:font-pitch-complex="variable" style:font-size-complex="10pt" style:font-weight-complex="bold"/>
    </style:style>
    <style:style style:name="Rodapé" style:family="graphic">
      <style:paragraph-properties fo:margin-left="0cm" fo:margin-right="0cm" fo:margin-top="0cm" fo:margin-bottom="0cm" fo:line-height="100%" fo:text-align="justify" fo:text-indent="2.207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" fo:font-family="Arial" style:font-family-generic="roman" style:font-pitch="variable" fo:font-size="12pt" style:font-name-complex="Arial" style:font-family-complex="Arial" style:font-family-generic-complex="roman" style:font-pitch-complex="variable"/>
    </style:style>
    <style:style style:name="Cabeçalho" style:family="graphic">
      <style:paragraph-properties fo:margin-left="0cm" fo:margin-right="0cm" fo:margin-top="0cm" fo:margin-bottom="0cm" fo:line-height="100%" fo:text-align="justify" fo:text-indent="2.207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" fo:font-family="Arial" style:font-family-generic="roman" style:font-pitch="variable" fo:font-size="12pt" style:font-name-complex="Arial" style:font-family-complex="Arial" style:font-family-generic-complex="roman" style:font-pitch-complex="variable"/>
    </style:style>
    <style:style style:name="Cabeçalho_20_e_20_rodapé" style:display-name="Cabeçalho e rodapé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Arial" fo:font-family="Arial" style:font-family-generic="roman" style:font-pitch="variable" fo:font-size="12pt" style:font-name-complex="Arial" style:font-family-complex="Arial" style:font-family-generic-complex="roman" style:font-pitch-complex="variable"/>
    </style:style>
    <style:style style:name="Nota_20_de_20_rodapé" style:display-name="Nota de rodapé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Arial" fo:font-family="Arial" style:font-family-generic="roman" style:font-pitch="variable" fo:font-size="10pt" style:font-name-complex="Arial" style:font-family-complex="Arial" style:font-family-generic-complex="roman" style:font-pitch-complex="variable" style:font-size-complex="10pt"/>
    </style:style>
    <style:style style:name="annotation_20_subject" style:display-name="annotation subject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Arial" fo:font-family="Arial" style:font-family-generic="roman" style:font-pitch="variable" fo:font-size="10pt" fo:font-weight="bold" style:font-name-complex="Arial" style:font-family-complex="Arial" style:font-family-generic-complex="roman" style:font-pitch-complex="variable" style:font-size-complex="10pt" style:font-weight-complex="bold"/>
    </style:style>
    <style:style style:name="annotation_20_text" style:display-name="annotation text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Arial" fo:font-family="Arial" style:font-family-generic="roman" style:font-pitch="variable" fo:font-size="10pt" style:font-name-complex="Arial" style:font-family-complex="Arial" style:font-family-generic-complex="roman" style:font-pitch-complex="variable" style:font-size-complex="10pt"/>
    </style:style>
    <style:style style:name="TOC_20_Heading" style:display-name="TOC Heading" style:family="graphic">
      <style:paragraph-properties fo:margin-left="0cm" fo:margin-right="0cm" fo:margin-top="0.374cm" fo:margin-bottom="0cm" fo:line-height="150%" fo:text-align="justify" fo:text-indent="2.207cm" style:text-autospace="none" style:writing-mode="lr-tb"/>
      <style:text-properties fo:text-transform="uppercase" style:font-name="Arial" fo:font-family="Arial" style:font-family-generic="roman" style:font-pitch="variable" fo:font-size="12pt" fo:font-weight="bold" style:font-name-asian="DejaVu Sans1" style:font-family-asian="'DejaVu Sans'" style:font-pitch-asian="variable" style:font-size-asian="14pt" style:language-asian="en" style:country-asian="US" style:font-weight-asian="bold"/>
    </style:style>
    <style:style style:name="Intense_20_Quote" style:display-name="Intense Quote" style:family="graphic">
      <style:paragraph-properties fo:margin-left="3.136cm" fo:margin-right="3.584cm" fo:margin-top="0.623cm" fo:margin-bottom="0.871cm" fo:line-height="150%" fo:text-align="justify" fo:text-indent="2.207cm" style:text-autospace="none" style:writing-mode="lr-tb"/>
      <style:text-properties style:font-name="Arial" fo:font-family="Arial" style:font-family-generic="roman" style:font-pitch="variable" fo:font-size="12pt" fo:font-style="italic" fo:font-weight="bold" style:font-name-complex="Arial" style:font-family-complex="Arial" style:font-family-generic-complex="roman" style:font-pitch-complex="variable" style:font-style-complex="italic" style:font-weight-complex="bold"/>
    </style:style>
    <style:style style:name="Quote" style:family="graphic">
      <style:paragraph-properties fo:margin-left="7.057cm" fo:margin-right="0cm" fo:margin-top="1.12cm" fo:margin-bottom="1.12cm" fo:line-height="100%" fo:text-align="justify" fo:text-indent="2.207cm" style:text-autospace="none" style:writing-mode="lr-tb"/>
      <style:text-properties style:font-name="Arial" fo:font-family="Arial" style:font-family-generic="roman" style:font-pitch="variable" fo:font-size="10pt" style:font-name-complex="Arial" style:font-family-complex="Arial" style:font-family-generic-complex="roman" style:font-pitch-complex="variable" style:font-style-complex="italic"/>
    </style:style>
    <style:style style:name="No_20_Spacing" style:display-name="No Spacing" style:family="graphic">
      <style:paragraph-properties fo:margin-left="0cm" fo:margin-right="0cm" fo:margin-top="0.746cm" fo:margin-bottom="0cm" fo:line-height="100%" fo:text-align="start" fo:text-indent="0cm" style:text-autospace="none" style:writing-mode="lr-tb"/>
      <style:text-properties style:font-name="Arial" fo:font-family="Arial" style:font-family-generic="roman" style:font-pitch="variable" fo:font-size="12pt" style:font-name-complex="Arial" style:font-family-complex="Arial" style:font-family-generic-complex="roman" style:font-pitch-complex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00%" fo:text-align="center" fo:text-indent="2.207cm" style:text-autospace="none" style:writing-mode="lr-tb"/>
      <style:text-properties fo:text-transform="uppercase" style:font-name="Arial" fo:font-family="Arial" style:font-family-generic="roman" style:font-pitch="variable" fo:font-size="14pt" fo:letter-spacing="0.009cm" fo:font-weight="bold" style:font-name-asian="DejaVu Sans1" style:font-family-asian="'DejaVu Sans'" style:font-pitch-asian="variable" style:font-size-asian="26pt"/>
    </style:style>
    <style:style style:name="Balloon_20_Text" style:display-name="Balloon Text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font-name="Arial" fo:font-family="Arial" style:font-family-generic="roman" style:font-pitch="variable" fo:font-size="12pt" style:font-name-complex="Arial" style:font-family-complex="Arial" style:font-family-generic-complex="roman" style:font-pitch-complex="variable"/>
    </style:style>
    <style:style style:name="Legenda" style:family="graphic">
      <style:paragraph-properties fo:margin-left="0cm" fo:margin-right="0cm" fo:margin-top="0.374cm" fo:margin-bottom="0.374cm" fo:line-height="150%" fo:text-align="justify" fo:text-indent="2.207cm" style:text-autospace="none" style:writing-mode="lr-tb"/>
      <style:text-properties style:font-name="Arial" fo:font-family="Arial" style:font-family-generic="roman" style:font-pitch="variable" fo:font-size="12pt" fo:font-style="italic" style:font-name-asian="Lohit Devanagari2" style:font-family-asian="'Lohit Devanagari'" style:font-size-asian="12pt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font-name="Arial" fo:font-family="Arial" style:font-family-generic="roman" style:font-pitch="variable" fo:font-size="12pt" style:font-name-asian="Lohit Devanagari2" style:font-family-asian="'Lohit Devanagari'"/>
    </style:style>
    <style:style style:name="Corpo_20_do_20_texto" style:display-name="Corpo do texto" style:family="graphic"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font-name="Arial" fo:font-family="Arial" style:font-family-generic="roman" style:font-pitch="variable" fo:font-size="12pt" style:font-name-complex="Arial" style:font-family-complex="Arial" style:font-family-generic-complex="roman" style:font-pitch-complex="variabl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" fo:font-family="'Noto Sans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" fo:font-family="'Noto Sans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" fo:font-family="'Noto Sans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6.523cm" svg:height="1.087cm" svg:x="1.314cm" svg:y="14.348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7cm" svg:x="9.489cm" svg:y="14.348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7cm" svg:x="19.989cm" svg:y="14.348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3cm" svg:x="1.29cm" svg:y="10.86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5" draw:layer="backgroundobjects" svg:width="6.523cm" svg:height="1.087cm" svg:x="1.397cm" svg:y="14.348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087cm" svg:x="9.573cm" svg:y="14.348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087cm" svg:x="20.073cm" svg:y="14.348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4cm" svg:x="1.397cm" svg:y="3.81cm" presentation:class="outline" presentation:placeholder="true">
        <draw:text-box/>
      </draw:frame>
      <draw:frame presentation:style-name="Mpr7" draw:text-style-name="MP5" draw:layer="backgroundobjects" svg:width="6.523cm" svg:height="1.087cm" svg:x="1.397cm" svg:y="14.224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087cm" svg:x="9.573cm" svg:y="14.224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087cm" svg:x="21.442cm" svg:y="14.224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1:31:19.281422475</meta:creation-date>
    <meta:editing-duration>PT1H2M46S</meta:editing-duration>
    <meta:editing-cycles>11</meta:editing-cycles>
    <meta:generator>LibreOffice/6.4.7.2$Linux_X86_64 LibreOffice_project/40$Build-2</meta:generator>
    <dc:title>Vivid</dc:title>
    <dc:date>2022-06-11T14:23:04.491638564</dc:date>
    <meta:document-statistic meta:object-count="87"/>
  </office:meta>
</office:document-meta>
</file>